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officeooo:rsid="00026cb3" officeooo:paragraph-rsid="00026cb3"/>
    </style:style>
    <style:style style:name="P2" style:family="paragraph" style:parent-style-name="Standard">
      <style:text-properties officeooo:rsid="00046caf" officeooo:paragraph-rsid="00046caf"/>
    </style:style>
    <style:style style:name="P3" style:family="paragraph" style:parent-style-name="Standard" style:master-page-name="Standard">
      <style:paragraph-properties style:page-number="auto"/>
      <style:text-properties officeooo:rsid="00026cb3" officeooo:paragraph-rsid="00026cb3"/>
    </style:style>
    <style:style style:name="T1" style:family="text">
      <style:text-properties officeooo:rsid="00046c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entire process begins with a customer opening an account with us</text:p>
      <text:p text:style-name="P1"/>
      <text:p text:style-name="P1">SUB PROCESS A</text:p>
      <text:p text:style-name="P1">-Account Creation</text:p>
      <text:p text:style-name="P1">The potential client comes and visits our site</text:p>
      <text:p text:style-name="P1">He checks through the entire content and if they like what they see they go to register</text:p>
      <text:p text:style-name="P1">Upon registering the clients has options of activities that they wish to do</text:p>
      <text:p text:style-name="P1"/>
      <text:p text:style-name="P1">SUB PROCESS B</text:p>
      <text:p text:style-name="P1">-Process Initialisation</text:p>
      <text:p text:style-name="P1">Th now client goes on and chooses from the options available of the activities that they would like to do.</text:p>
      <text:p text:style-name="P1">The information is store in the database</text:p>
      <text:p text:style-name="P1">The individual at the control center reads through the availed information</text:p>
      <text:p text:style-name="P1">The information is printed out in the form and assigned a given individual at the company headquarters. The receiving individual is someone trained to handle the requests that fall in that category</text:p>
      <text:p text:style-name="P1">The receiving then looks through the agents available at their disposal and he selects the one best suited for the task in question</text:p>
      <text:p text:style-name="P1">The client is signaled to select the best suitable time for a zoom or google meeting depending on the agent’s timing</text:p>
      <text:p text:style-name="P1"/>
      <text:p text:style-name="P1">SUB PROCESS C</text:p>
      <text:p text:style-name="P1">- Start off</text:p>
      <text:p text:style-name="P1">The Agent and the client meet and agree on critical and initial conditions for starting up the company. This will be a guided session with a questionnaire, a recording and the agent ready to ask extra questions from their own experience and expetise.</text:p>
      <text:p text:style-name="P1">After Agreement, the agent meets with the senior to agree on costs and other instruments of the start up depending on the information provided by the client before an agreed time for an other meeting with the client.</text:p>
      <text:p text:style-name="P1">The agent meets with the client and they share information necessary for starting <text:s/>up.</text:p>
      <text:p text:style-name="P1">After this, the agent can create and workplace account for the client.</text:p>
      <text:p text:style-name="P1"/>
      <text:p text:style-name="P1">SUB PROCESS D</text:p>
      <text:p text:style-name="P1">-Take off</text:p>
      <text:p text:style-name="P1">This involves the workplace and active interactions with both video and picture feed back between the agent and the client</text:p>
      <text:p text:style-name="P1">The Company monitors the work of the agent and has the option to cancel out the agent and get another one on board in case of violation of protocol.</text:p>
      <text:p text:style-name="P1">The agent always makes <text:span text:style-name="T1">weekly</text:span> review reports of the work done and forwards it to the senior.</text:p>
      <text:p text:style-name="P2"><text:soft-page-break/>The Seniors always have a monthly convention to assess success and task completion</text:p>
      <text:p text:style-name="P2">The clients have online tools in the workplace to follow up with the success of their activities happening remotely</text:p>
      <text:p text:style-name="P2"/>
      <text:p text:style-name="P2">SUBPROCESS E</text:p>
      <text:p text:style-name="P2">conclusion</text:p>
      <text:p text:style-name="P2">- The agent reports to the senior</text:p>
      <text:p text:style-name="P2">- The senior reports to the cleint</text:p>
      <text:p text:style-name="P2">- The clients checks out completion</text:p>
      <text:p text:style-name="P2">- <text:s/>The client rates the agent’s work</text:p>
      <text:p text:style-name="P2">- A work and history reports are archived</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宋体" style:font-size-asian="10pt" style:language-asian="zh" style:country-asian="CN" style:font-name-complex="F"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Calibri" fo:font-size="10.5pt" fo:language="en" fo:country="US" style:letter-kerning="false" style:font-name-asian="宋体" style:font-size-asian="10pt" style:language-asian="zh" style:country-asian="CN" style:font-name-complex="F"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font-name="Calibri" fo:font-family="Calibri" style:font-family-generic="roman" style:font-pitch="variable" fo:font-size="10.5pt" fo:language="en" fo:country="US" style:letter-kerning="true" style:font-name-asian="宋体" style:font-family-asian="宋体" style:font-family-generic-asian="system" style:font-pitch-asian="variable" style:font-size-asian="10.5pt" style:language-asian="zh" style:country-asian="CN" style:font-name-complex="F"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07:11:00</meta:creation-date>
    <meta:initial-creator>d</meta:initial-creator>
    <dc:date>2021-06-15T22:06:58.632103141</dc:date>
    <meta:editing-cycles>2</meta:editing-cycles>
    <meta:editing-duration>PT3M57S</meta:editing-duration>
    <meta:generator>LibreOffice/6.0.7.3$Linux_X86_64 LibreOffice_project/00m0$Build-3</meta:generator>
    <meta:document-statistic meta:table-count="0" meta:image-count="0" meta:object-count="0" meta:page-count="2" meta:paragraph-count="34" meta:word-count="428" meta:character-count="2434" meta:non-whitespace-character-count="2038"/>
    <meta:user-defined meta:name="DocSecurity" meta:value-type="float">0</meta:user-defined>
    <meta:user-defined meta:name="KSOProductBuildVer">2052-10.8.2.6748</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